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6539e87000" style:family="table" style:master-page-name="ta-mp-0x7f6539e87000">
      <style:table-properties table:display="true" style:writing-mode="lr-tb"/>
    </style:style>
    <style:style style:name="ta-0x7f6539e871f0" style:family="table" style:master-page-name="ta-mp-0x7f6539e871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6539ec0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539ec11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6539ec0e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539ec0a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6539ec15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85.69pt" style:use-optimal-column-width="true"/>
    </style:style>
    <style:style style:name="ACOL-2" style:family="table-column">
      <style:table-column-properties style:column-width="48.19pt" style:use-optimal-column-width="true"/>
    </style:style>
    <style:style style:name="ACOL-3" style:family="table-column">
      <style:table-column-properties style:column-width="41.44pt" style:use-optimal-column-width="true"/>
    </style:style>
    <style:style style:name="ACOL-4" style:family="table-column">
      <style:table-column-properties style:column-width="76.05pt" style:use-optimal-column-width="true"/>
    </style:style>
    <style:style style:name="ACOL-5" style:family="table-column">
      <style:table-column-properties style:column-width="33.76pt" style:use-optimal-column-width="true"/>
    </style:style>
    <style:style style:name="ACOL-6" style:family="table-column">
      <style:table-column-properties style:column-width="17.35pt" style:use-optimal-column-width="true"/>
    </style:style>
    <style:style style:name="ACOL-7" style:family="table-column">
      <style:table-column-properties style:column-width="104.20pt" style:use-optimal-column-width="true"/>
    </style:style>
    <style:style style:name="ACOL-8" style:family="table-column">
      <style:table-column-properties style:column-width="26.05pt" style:use-optimal-column-width="true"/>
    </style:style>
    <style:style style:name="ACOL-9" style:family="table-column"/>
    <style:style style:name="AROW-1" style:family="table-row">
      <style:table-row-properties style:row-height="12.81pt" style:use-optimal-row-height="true"/>
    </style:style>
    <style:style style:name="AROW-2" style:family="table-row"/>
    <style:style style:name="AROW-3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6539e870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20"/>
        <table:table-row table:style-name="AROW-1">
          <table:table-cell table:style-name="Gnumeric-default" office:value-type="string">
            <text:p>Äußere Daten</text:p>
          </table:table-cell>
          <table:table-cell table:number-columns-repeated="2" table:style-name="Gnumeric-default"/>
          <table:table-cell table:style-name="Gnumeric-default" office:value-type="string">
            <text:p>Bodenwerte</text:p>
          </table:table-cell>
          <table:table-cell table:style-name="Gnumeric-default" office:value-type="string">
            <text:p>SW</text:p>
          </table:table-cell>
          <table:table-cell table:number-columns-repeated="12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Hang Höhe</text:p>
          </table:table-cell>
          <table:table-cell table:style-name="Gnumeric-default" office:value-type="float" office:value="3.3">
            <text:p>3,3</text:p>
          </table:table-cell>
          <table:table-cell table:style-name="Gnumeric-default"/>
          <table:table-cell table:style-name="Gnumeric-default" office:value-type="string">
            <text:p>phi </text:p>
          </table:table-cell>
          <table:table-cell table:style-name="Gnumeric-default" office:value-type="float" office:value="35">
            <text:p>35</text:p>
          </table:table-cell>
          <table:table-cell table:style-name="Gnumeric-default"/>
          <table:table-cell table:style-name="Gnumeric-default" office:value-type="string">
            <text:p>Ständige Auflast</text:p>
          </table:table-cell>
          <table:table-cell table:style-name="Gnumeric-default" office:value-type="float" office:value="10">
            <text:p>1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Block Höhe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string">
            <text:p>Veränderliche Auflast</text:p>
          </table:table-cell>
          <table:table-cell table:style-name="Gnumeric-default" office:value-type="float" office:value="10">
            <text:p>1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Block Tiefe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gamma</text:p>
          </table:table-cell>
          <table:table-cell table:style-name="Gnumeric-default" office:value-type="float" office:value="20">
            <text:p>20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Versatz Stufen</text:p>
          </table:table-cell>
          <table:table-cell table:style-name="Gnumeric-default" office:value-type="float" office:value="0.3">
            <text:p>0,3</text:p>
          </table:table-cell>
          <table:table-cell table:style-name="Gnumeric-default"/>
          <table:table-cell table:style-name="Gnumeric-default" office:value-type="string">
            <text:p>Es</text:p>
          </table:table-cell>
          <table:table-cell table:style-name="Gnumeric-default" office:value-type="float" office:value="50">
            <text:p>50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Geländeneigung</text:p>
          </table:table-cell>
          <table:table-cell table:style-name="Gnumeric-default" office:value-type="float" office:value="11">
            <text:p>11</text:p>
          </table:table-cell>
          <table:table-cell table:style-name="Gnumeric-default"/>
          <table:table-cell table:style-name="Gnumeric-default" office:value-type="string">
            <text:p>lc/lb</text:p>
          </table:table-cell>
          <table:table-cell table:style-name="Gnumeric-default" office:value-type="float" office:value="0.5">
            <text:p>0,5</text:p>
          </table:table-cell>
          <table:table-cell table:number-columns-repeated="12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Anzahl Blöcke</text:p>
          </table:table-cell>
          <table:table-cell table:style-name="Gnumeric-default" table:formula="of:=ROUNDUP([.B3]/[.B4])" office:value-type="float" office:value="4">
            <text:p>4</text:p>
          </table:table-cell>
          <table:table-cell table:style-name="Gnumeric-default"/>
          <table:table-cell table:style-name="Gnumeric-default" office:value-type="string">
            <text:p>Wichte Blöcke</text:p>
          </table:table-cell>
          <table:table-cell table:style-name="Gnumeric-default" office:value-type="float" office:value="16">
            <text:p>16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Einbindetiefe</text:p>
          </table:table-cell>
          <table:table-cell table:style-name="Gnumeric-default" table:formula="of:=[.B9]-[.B3]" office:value-type="float" office:value="0.7">
            <text:p>0,7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Einrückung</text:p>
          </table:table-cell>
          <table:table-cell table:style-name="Gnumeric-default" table:formula="of:=[.B6]*([.B9]-1)" office:value-type="float" office:value="0.9">
            <text:p>0,9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Wandneigung</text:p>
          </table:table-cell>
          <table:table-cell table:style-name="Gnumeric-default" table:formula="of:=-DEGREES(ATAN([.B11]/([.B4]*[.B9])))" office:value-type="float" office:value="-12.6803834918198">
            <text:p>−12,680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delta a</text:p>
          </table:table-cell>
          <table:table-cell table:style-name="Gnumeric-default" table:formula="of:=ABS([.B12])" office:value-type="float" office:value="12.6803834918198">
            <text:p>12,6804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Kagh</text:p>
          </table:table-cell>
          <table:table-cell table:style-name="Gnumeric-default" office:value-type="string">
            <text:p>Zähler</text:p>
          </table:table-cell>
          <table:table-cell table:style-name="Gnumeric-default" office:value-type="string">
            <text:p>Nenner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COS(RADIANS([.E3]-[.B12]))" office:value-type="float" office:value="0.673265703521958">
            <text:p>0,67327</text:p>
          </table:table-cell>
          <table:table-cell table:style-name="Gnumeric-default" table:formula="of:=COS(RADIANS([.B12]))*(1+SQRT(SIN(RADIANS([.E3]+[.B13]))*SIN(RADIANS([.E3]-[.B7]))/COS(RADIANS([.B12]-[.B7]))/COS(RADIANS([.B12]+[.B13]))))" office:value-type="float" office:value="1.5346876704887">
            <text:p>1,534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Kagh</text:p>
          </table:table-cell>
          <table:table-cell table:style-name="Gnumeric-default" table:formula="of:=([.B16]/[.C16])^2" office:value-type="float" office:value="0.192456673770262">
            <text:p>0,19246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Kaph</text:p>
          </table:table-cell>
          <table:table-cell table:style-name="Gnumeric-default" table:formula="of:=[.B17]*COS(RADIANS([.B12]))*COS(RADIANS([.B7]))/COS(RADIANS([.B12]-[.B7]))" office:value-type="float" office:value="0.201258843938073">
            <text:p>0,20126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Ea</text:p>
          </table:table-cell>
          <table:table-cell table:style-name="Gnumeric-default" table:formula="of:=0.5*[.E5]*[.B3]^2*[.B17]+[.H3]*[.B3]*[.B18]" office:value-type="float" office:value="27.6000736235379">
            <text:p>27,6001</text:p>
          </table:table-cell>
          <table:table-cell table:style-name="Gnumeric-default"/>
          <table:table-cell table:style-name="Gnumeric-default" office:value-type="string">
            <text:p>Ea2</text:p>
          </table:table-cell>
          <table:table-cell table:style-name="Gnumeric-default" table:formula="of:=0.5*[.E5]*[.B3]^2*[.B17]+([.H3]+[.H4])*[.B3]*[.B18]" office:value-type="float" office:value="34.2416154734943">
            <text:p>34,24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X </text:p>
          </table:table-cell>
          <table:table-cell table:style-name="Gnumeric-default" table:formula="of:=(2*[.H3]+[.B22])/([.B22]+[.H3])*[.B3]/3" office:value-type="float" office:value="1.51156393875752">
            <text:p>1,51156</text:p>
          </table:table-cell>
          <table:table-cell table:style-name="Gnumeric-default"/>
          <table:table-cell table:style-name="Gnumeric-default" office:value-type="string">
            <text:p>X2</text:p>
          </table:table-cell>
          <table:table-cell table:style-name="Gnumeric-default" table:formula="of:=(2*[.H3]+[.B22])/([.E22]+[.H3])*[.B3]/3" office:value-type="float" office:value="1.31371617485676">
            <text:p>1,314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ea2</text:p>
          </table:table-cell>
          <table:table-cell table:style-name="Gnumeric-default" table:formula="of:=[.B20]*2/[.B3]" office:value-type="float" office:value="16.7273173475987">
            <text:p>16,7273</text:p>
          </table:table-cell>
          <table:table-cell table:style-name="Gnumeric-default"/>
          <table:table-cell table:style-name="Gnumeric-default" office:value-type="string">
            <text:p>ea22</text:p>
          </table:table-cell>
          <table:table-cell table:style-name="ACE-0x7f6539ec1138" table:formula="of:=[.E20]*2/[.B3]" office:value-type="float" office:value="20.7524942263602">
            <text:p>20,752</text:p>
          </table:table-cell>
          <table:table-cell table:number-columns-repeated="12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Gk</text:p>
          </table:table-cell>
          <table:table-cell table:style-name="Gnumeric-default" table:formula="of:=[.B4]*[.B5]*[.B9]*[.E9]" office:value-type="float" office:value="128">
            <text:p>128</text:p>
          </table:table-cell>
          <table:table-cell table:style-name="Gnumeric-default"/>
          <table:table-cell table:style-name="Gnumeric-default" office:value-type="string">
            <text:p>Gk2</text:p>
          </table:table-cell>
          <table:table-cell table:style-name="Gnumeric-default" table:formula="of:=[.B24]" office:value-type="float" office:value="128">
            <text:p>128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Vk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office:value-type="string">
            <text:p>Vk2</text:p>
          </table:table-cell>
          <table:table-cell table:style-name="Gnumeric-default" table:formula="of:=[.B25]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Hk</text:p>
          </table:table-cell>
          <table:table-cell table:style-name="Gnumeric-default" table:formula="of:=[.B20]" office:value-type="float" office:value="27.6000736235379">
            <text:p>27,6001</text:p>
          </table:table-cell>
          <table:table-cell table:style-name="Gnumeric-default"/>
          <table:table-cell table:style-name="Gnumeric-default" office:value-type="string">
            <text:p>Hk2</text:p>
          </table:table-cell>
          <table:table-cell table:style-name="Gnumeric-default" table:formula="of:=[.E20]" office:value-type="float" office:value="34.2416154734943">
            <text:p>34,24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Nk</text:p>
          </table:table-cell>
          <table:table-cell table:style-name="Gnumeric-default" table:formula="of:=[.B25]+[.B24]" office:value-type="float" office:value="128">
            <text:p>128</text:p>
          </table:table-cell>
          <table:table-cell table:style-name="Gnumeric-default"/>
          <table:table-cell table:style-name="Gnumeric-default" office:value-type="string">
            <text:p>Nk2</text:p>
          </table:table-cell>
          <table:table-cell table:style-name="Gnumeric-default" table:formula="of:=[.E24]" office:value-type="float" office:value="128">
            <text:p>128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Tk</text:p>
          </table:table-cell>
          <table:table-cell table:style-name="Gnumeric-default" table:formula="of:=[.B26]" office:value-type="float" office:value="27.6000736235379">
            <text:p>27.6001</text:p>
          </table:table-cell>
          <table:table-cell table:style-name="Gnumeric-default"/>
          <table:table-cell table:style-name="Gnumeric-default" office:value-type="string">
            <text:p>Tk2</text:p>
          </table:table-cell>
          <table:table-cell table:style-name="Gnumeric-default" table:formula="of:=[.E26]" office:value-type="float" office:value="34.2416154734943">
            <text:p>34.24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k</text:p>
          </table:table-cell>
          <table:table-cell table:style-name="Gnumeric-default" table:formula="of:=[.B26]*[.B21]" office:value-type="float" office:value="41.7192759963926">
            <text:p>41.7193</text:p>
          </table:table-cell>
          <table:table-cell table:style-name="Gnumeric-default"/>
          <table:table-cell table:style-name="Gnumeric-default" office:value-type="string">
            <text:p>Mk2</text:p>
          </table:table-cell>
          <table:table-cell table:style-name="Gnumeric-default" table:formula="of:=[.E26]*[.E21]" office:value-type="float" office:value="44.9837641007551">
            <text:p>44.98</text:p>
          </table:table-cell>
          <table:table-cell table:number-columns-repeated="12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e </text:p>
          </table:table-cell>
          <table:table-cell table:style-name="Gnumeric-default" table:formula="of:=[.B29]/[.B27]" office:value-type="float" office:value="0.325931843721817">
            <text:p>0.32593</text:p>
          </table:table-cell>
          <table:table-cell table:number-columns-repeated="2" table:style-name="Gnumeric-default"/>
          <table:table-cell table:style-name="Gnumeric-default" table:formula="of:=[.E29]/[.E27]" office:value-type="float" office:value="0.351435657037149">
            <text:p>0.351</text:p>
          </table:table-cell>
          <table:table-cell table:number-columns-repeated="12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Grundbruch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Vd</text:p>
          </table:table-cell>
          <table:table-cell table:style-name="Gnumeric-default" table:formula="of:=1.35*[.B24]" office:value-type="float" office:value="172.8">
            <text:p>172.8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a </text:p>
          </table:table-cell>
          <table:table-cell table:style-name="Gnumeric-default" office:value-type="float" office:value="1">
            <text:p>1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b </text:p>
          </table:table-cell>
          <table:table-cell table:style-name="Gnumeric-default" table:formula="of:=[.B5]-2*[.B31]" office:value-type="float" office:value="1.34813631255637">
            <text:p>1.34814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Gründungstiefe</text:p>
          </table:table-cell>
          <table:table-cell table:style-name="Gnumeric-default" office:value-type="string">
            <text:p>Gründungsbreite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Tragfähigkeit</text:p>
          </table:table-cell>
          <table:table-cell table:style-name="Gnumeric-default" table:formula="of:=TAN(RADIANS(45+[.E3]/2))^2*EXP(pi*TAN(RADIANS([.E3])))" office:value-type="string" office:string-value="#NAME?">
            <text:p>#NAME?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Form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Lastneigung</text:p>
          </table:table-cell>
          <table:table-cell table:number-columns-repeated="127" table:style-name="Gnumeric-default"/>
        </table:table-row>
        <table:table-row table:style-name="AROW-0" table:number-rows-repeated="87">
          <table:table-cell table:number-columns-repeated="128"/>
        </table:table-row>
        <table:named-expressions>
          <table:named-expression table:name="Print_Area" table:expression="of:=#BEZUG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38">
          <gnm:selection gnm:start-col="1" gnm:start-row="38" gnm:end-col="1" gnm:end-row="38"/>
        </gnm:selections>
      </table:table>
      <table:table table:name="Blatt1" table:style-name="ta-0x7f6539e871f0" table:print="true">
        <office:forms form:automatic-focus="false" form:apply-design-mode="false">
          <form:form/>
        </office:forms>
        <table:table-column table:default-cell-style-name="ACE-0x7f6539ec0ee8" table:style-name="ACOL-0" table:number-columns-repeated="7"/>
        <table:table-column table:default-cell-style-name="ACE-0x7f6539ec0ee8" table:style-name="ACOL-0" table:number-columns-repeated="121"/>
        <table:table-row table:style-name="AROW-3">
          <table:table-cell table:style-name="ACE-0x7f6539ec0ee8" office:value-type="string">
            <text:p>Kote [m]</text:p>
          </table:table-cell>
          <table:table-cell table:style-name="ACE-0x7f6539ec0ee8" office:value-type="string">
            <text:p>Schicht</text:p>
          </table:table-cell>
          <table:table-cell table:style-name="ACE-0x7f6539ec0ee8" office:value-type="string">
            <text:p>\gamma / \gamma'</text:p>
          </table:table-cell>
          <table:table-cell table:style-name="ACE-0x7f6539ec0ee8" office:value-type="string">
            <text:p>\sigma_z = \sum\gamma_ih_i</text:p>
          </table:table-cell>
          <table:table-cell table:style-name="ACE-0x7f6539ec0ee8" office:value-type="string">
            <text:p>\phi'</text:p>
          </table:table-cell>
          <table:table-cell table:style-name="ACE-0x7f6539ec0ee8" office:value-type="string">
            <text:p>K_{agh}</text:p>
          </table:table-cell>
          <table:table-cell table:style-name="ACE-0x7f6539ec0ee8" office:value-type="string">
            <text:p>e_{agh} = e_{ah} = K_{agh}\sigma_z</text:p>
          </table:table-cell>
          <table:table-cell table:number-columns-repeated="121" table:style-name="ACE-0x7f6539ec0ee8"/>
        </table:table-row>
        <table:table-row table:style-name="AROW-3">
          <table:table-cell table:style-name="ACE-0x7f6539ec0ee8" office:value-type="float" office:value="0">
            <text:p>0</text:p>
          </table:table-cell>
          <table:table-cell table:number-rows-spanned="3" table:style-name="ACE-0x7f6539ec15d8" office:value-type="string">
            <text:p>SW</text:p>
          </table:table-cell>
          <table:table-cell table:style-name="ACE-0x7f6539ec0ee8" office:value-type="float" office:value="18">
            <text:p>18</text:p>
          </table:table-cell>
          <table:table-cell table:style-name="ACE-0x7f6539ec0ee8" office:value-type="float" office:value="0">
            <text:p>0</text:p>
          </table:table-cell>
          <table:table-cell table:style-name="ACE-0x7f6539ec0ee8" office:value-type="float" office:value="32">
            <text:p>32</text:p>
          </table:table-cell>
          <table:table-cell table:style-name="ACE-0x7f6539ec0ee8" office:value-type="float" office:value="0.251">
            <text:p>0,251</text:p>
          </table:table-cell>
          <table:table-cell table:style-name="ACE-0x7f6539ec0ee8" table:formula="of:=[.F2]*[.D2]" office:value-type="float" office:value="0">
            <text:p>0</text:p>
          </table:table-cell>
          <table:table-cell table:number-columns-repeated="121" table:style-name="ACE-0x7f6539ec0ee8"/>
        </table:table-row>
        <table:table-row table:style-name="AROW-3">
          <table:table-cell table:style-name="ACE-0x7f6539ec0ee8" office:value-type="float" office:value="-4.9">
            <text:p>−4,9</text:p>
          </table:table-cell>
          <table:covered-table-cell/>
          <table:table-cell table:style-name="ACE-0x7f6539ec0ee8" office:value-type="float" office:value="18">
            <text:p>18</text:p>
          </table:table-cell>
          <table:table-cell table:style-name="ACE-0x7f6539ec0ee8" table:formula="of:=ABS([.A3])*[.C3]" office:value-type="float" office:value="88.2">
            <text:p>88,2</text:p>
          </table:table-cell>
          <table:table-cell table:style-name="ACE-0x7f6539ec0ee8" office:value-type="float" office:value="32">
            <text:p>32</text:p>
          </table:table-cell>
          <table:table-cell table:style-name="ACE-0x7f6539ec0ee8" office:value-type="float" office:value="0.251">
            <text:p>0,251</text:p>
          </table:table-cell>
          <table:table-cell table:style-name="ACE-0x7f6539ec0ee8" table:formula="of:=[.F3]*[.D3]" office:value-type="float" office:value="22.1382">
            <text:p>22,1382</text:p>
          </table:table-cell>
          <table:table-cell table:number-columns-repeated="121" table:style-name="ACE-0x7f6539ec0ee8"/>
        </table:table-row>
        <table:table-row table:style-name="AROW-3">
          <table:table-cell table:style-name="ACE-0x7f6539ec0a48" office:value-type="string">
            <text:p><text:s/>-4,9-t</text:p>
          </table:table-cell>
          <table:covered-table-cell/>
          <table:table-cell table:style-name="ACE-0x7f6539ec0ee8" office:value-type="float" office:value="10.5">
            <text:p>10,5</text:p>
          </table:table-cell>
          <table:table-cell table:style-name="ACE-0x7f6539ec0ee8" office:value-type="string">
            <text:p>88.2 + 10.5t</text:p>
          </table:table-cell>
          <table:table-cell table:style-name="ACE-0x7f6539ec0ee8" office:value-type="float" office:value="32">
            <text:p>32</text:p>
          </table:table-cell>
          <table:table-cell table:style-name="ACE-0x7f6539ec0ee8" office:value-type="float" office:value="0.251">
            <text:p>0,251</text:p>
          </table:table-cell>
          <table:table-cell table:style-name="ACE-0x7f6539ec0ee8" office:value-type="string">
            <text:p>22.1382 + 2.54t</text:p>
          </table:table-cell>
          <table:table-cell table:number-columns-repeated="121" table:style-name="ACE-0x7f6539ec0ee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BEZUG!" table:base-cell-address="$'Blatt1'.$A$1"/>
          <table:named-expression table:name="Sheet_Title" table:expression="of:=&quot;Blatt1&quot;" table:base-cell-address="$'Blatt1'.$A$1"/>
        </table:named-expressions>
        <gnm:selections gnm:cursor-col="11" gnm:cursor-row="10">
          <gnm:selection gnm:start-col="11" gnm:start-row="10" gnm:end-col="11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6539e8b2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7f653a5f72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6539e87000" style:display-name="Sheet1" style:page-layout-name="pl-0x7f6539e8b2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6539e871f0" style:display-name="Blatt1" style:page-layout-name="pl-0x7f653a5f72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aul Debus</dc:creator>
    <dc:date>2014-06-09T21:17:19Z</dc:date>
    <meta:creation-date>2014-06-08T22:24:18Z</meta:creation-date>
    <meta:editing-cycles>2</meta:editing-cycles>
    <meta:editing-duration>PT1H14M25S</meta:editing-duration>
    <meta:generator>gnumeric/1.12.9</meta:generator>
    <meta:initial-creator>Paul Debus</meta:initial-creator>
  </office:meta>
</office:document-meta>
</file>